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699cm" style:rel-column-width="963*"/>
    </style:style>
    <style:style style:name="Table1.B" style:family="table-column">
      <style:table-column-properties style:column-width="3.104cm" style:rel-column-width="1760*"/>
    </style:style>
    <style:style style:name="Table1.C" style:family="table-column">
      <style:table-column-properties style:column-width="3.889cm" style:rel-column-width="2205*"/>
    </style:style>
    <style:style style:name="Table1.D" style:family="table-column">
      <style:table-column-properties style:column-width="3.512cm" style:rel-column-width="1991*"/>
    </style:style>
    <style:style style:name="Table1.F" style:family="table-column">
      <style:table-column-properties style:column-width="0.907cm" style:rel-column-width="51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13d4c"/>
    </style:style>
    <style:style style:name="P2" style:family="paragraph" style:parent-style-name="Standard">
      <style:text-properties officeooo:rsid="00018ee4" officeooo:paragraph-rsid="00018e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端口指纹识别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>
          <table:table-cell table:style-name="Table1.A1" office:value-type="string">
            <text:p text:style-name="Table_20_Contents">端口类型</text:p>
          </table:table-cell>
          <table:table-cell table:style-name="Table1.A1" office:value-type="string">
            <text:p text:style-name="Table_20_Contents">定义</text:p>
          </table:table-cell>
          <table:table-cell table:style-name="Table1.A1" office:value-type="string">
            <text:p text:style-name="P1">效率</text:p>
          </table:table-cell>
          <table:table-cell table:style-name="Table1.A1" office:value-type="string">
            <text:p text:style-name="P1">精度</text:p>
          </table:table-cell>
          <table:table-cell table:style-name="Table1.A1" office:value-type="string">
            <text:p text:style-name="Table_20_Contents"/>
          </table:table-cell>
          <table:table-cell table:style-name="Table1.F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主动</text:p>
          </table:table-cell>
          <table:table-cell table:style-name="Table1.A2" office:value-type="string">
            <text:p text:style-name="P1">telnet之后，可立即recv该端口所绑定服务所发送的banner信息</text:p>
          </table:table-cell>
          <table:table-cell table:style-name="Table1.A2" office:value-type="string">
            <text:p text:style-name="Table_20_Contents">指定超时内无返回，认定为被动端口</text:p>
          </table:table-cell>
          <table:table-cell table:style-name="Table1.A2" office:value-type="string">
            <text:p text:style-name="Table_20_Contents">Banner db定义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被动</text:p>
          </table:table-cell>
          <table:table-cell table:style-name="Table1.A2" office:value-type="string">
            <text:p text:style-name="P1">需要发送大量payload来检测端口的返回信息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ayload以及banner db共同定义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基于不断的扫描，根据扫描的排名来动态实现banner识别的实现逻辑：</text:p>
      <text:p text:style-name="Standard">就目前少量的扫描信息而言，http与ssl服务占据大部分扫描结果，</text:p>
      <text:p text:style-name="Standard"/>
      <text:p text:style-name="P2">[ { key: 'http', doc_count: 487 },</text:p>
      <text:p text:style-name="P2"><text:s text:c="2"/>{ key: 'unknown', doc_count: 343 },</text:p>
      <text:p text:style-name="P2"><text:s text:c="2"/>{ key: 'UNKNOWN', doc_count: 297 },</text:p>
      <text:p text:style-name="P2"><text:s text:c="2"/>{ key: 'https', doc_count: 68 },</text:p>
      <text:p text:style-name="P2"><text:s text:c="2"/>{ key: 'tcpwrapped', doc_count: 49 },</text:p>
      <text:p text:style-name="P2"><text:s text:c="2"/>{ key: 'http-proxy', doc_count: 16 },</text:p>
      <text:p text:style-name="P2"><text:s text:c="2"/>{ key: 'smtp', doc_count: 16 },</text:p>
      <text:p text:style-name="P2"><text:s text:c="2"/>{ key: 'rtsp', doc_count: 14 },</text:p>
      <text:p text:style-name="P2"><text:s text:c="2"/>{ key: 'nagios-nsca', doc_count: 5 },</text:p>
      <text:p text:style-name="P2"><text:s text:c="2"/>{ key: 'ssh', doc_count: 5 } ]</text:p>
      <text:p text:style-name="P2"/>
      <text:p text:style-name="P2">优先进行http与ssl识别，识别失败后进入nmap扫描计划。</text:p>
      <text:p text:style-name="P2">从unknown里抽取一部分来进行识别。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6:05:17.269037000</meta:creation-date>
    <dc:date>2018-01-22T16:47:32.524261000</dc:date>
    <meta:editing-duration>PT1M47S</meta:editing-duration>
    <meta:editing-cycles>1</meta:editing-cycles>
    <meta:document-statistic meta:table-count="1" meta:image-count="0" meta:object-count="0" meta:page-count="1" meta:paragraph-count="26" meta:word-count="245" meta:character-count="603" meta:non-whitespace-character-count="531"/>
    <meta:generator>LibreOffice/5.2.5.1$MacOSX_X86_64 LibreOffice_project/0312e1a284a7d50ca85a365c316c7abbf20a4d22</meta:generator>
  </office:meta>
</office:document-meta>
</file>